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906cm"/>
    </style:style>
    <style:style style:name="co2" style:family="table-column">
      <style:table-column-properties fo:break-before="auto" style:column-width="2.0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ckdaten Pelletheizung Pünterswis und Bochslenw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bau 202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024-06-17 Peter Märki</text:p>
          </table:table-cell>
          <table:table-cell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Pünterswis</text:p>
          </table:table-cell>
          <table:table-cell office:value-type="string" calcext:value-type="string">
            <text:p>Bochsl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äuser pro Etappe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äuser</text:p>
          </table:table-cell>
        </table:table-row>
        <table:table-row table:style-name="ro1">
          <table:table-cell office:value-type="string" calcext:value-type="string">
            <text:p>Speicher in jedem Haus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string" calcext:value-type="string">
            <text:p>Liter Wasser</text:p>
          </table:table-cell>
        </table:table-row>
        <table:table-row table:style-name="ro1">
          <table:table-cell office:value-type="string" calcext:value-type="string">
            <text:p>Die Häuser beziehen Wärme für die Heizung und für das Brauchwasser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ede Etappe hat eine eigene Heizzentr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stung Kessel in Heizzentrale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string" calcext:value-type="string">
            <text:p>In der Heizzentrale ist jeweils ein Wärmespeich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leitung, Nominalfluss beim Laden aller Speicher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³/h</text:p>
          </table:table-cell>
        </table:table-row>
        <table:table-row table:style-name="ro1">
          <table:table-cell office:value-type="string" calcext:value-type="string">
            <text:p>Temperaturunterschied Vorlauf Rücklauf Nominal bei maximaler Leistung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mpe für Fernleitung: Einstellung Proportionaldruck (ModulA 40-6 220 RE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mpe Druck bei Nominalfluss ca.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ruckabfall Mischventil Belimo ca.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Druckabfall Fernleitung, je nach Haus verschieden, ca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Druckabfall Drossel vor Speicher in den Häusern: Rest, ca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s Fernleitungsnetz und die Speiche in den Häusern bleiben bestehe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Drosseln bei den Speichern sind so eingestellt, dass jedes Ha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en Fluss hat von ca.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string" calcext:value-type="string">
            <text:p>m³/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u gibt es in jeder Heizzentrale zwei Brenner von Oekofe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Steuerung von Oekofen bewirtschaftet den zentralen Speicher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.00.0000</text:date>, <text:time style:data-style-name="N2" text:time-value="17:29:21.18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16:44:37.883000000</meta:creation-date>
    <meta:print-date>2024-06-17T17:29:56.370000000</meta:print-date>
    <meta:printed-by>PDF-Dateien</meta:printed-by>
    <dc:date>2024-06-17T17:29:58.606000000</dc:date>
    <meta:editing-duration>PT6S</meta:editing-duration>
    <meta:editing-cycles>3</meta:editing-cycles>
    <meta:generator>LibreOffice/7.6.7.2$Windows_X86_64 LibreOffice_project/dd47e4b30cb7dab30588d6c79c651f218165e3c5</meta:generator>
    <meta:document-statistic meta:table-count="1" meta:cell-count="53" meta:object-count="0"/>
  </office:meta>
</office:document-meta>
</file>